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4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3.62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087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.741cm" svg:height="0.645cm" svg:x="16.557cm" svg:y="12.092cm">
              <draw:text-box>
                <text:p><text:span text:style-name="T1">192.168.0.201</text:span></text:p>
              </draw:text-box>
            </draw:frame>
            <draw:frame draw:style-name="gr2" draw:text-style-name="P1" draw:layer="layout" svg:width="2.716cm" svg:height="0.645cm" svg:x="18.145cm" svg:y="7.33cm">
              <draw:text-box>
                <text:p><text:span text:style-name="T1">192.168.0.211</text:span></text:p>
              </draw:text-box>
            </draw:frame>
            <draw:custom-shape draw:style-name="gr3" draw:text-style-name="P2" draw:layer="layout" svg:width="4.128cm" svg:height="1.905cm" svg:x="11.794cm" svg:y="10.515cm">
              <text:p text:style-name="P2">Firewall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1.27cm" svg:height="1.27cm" svg:x="1.317cm" svg:y="2.57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587cm" svg:height="1.27cm" svg:x="11.16cm" svg:y="10.832cm">
              <text:p text:style-name="P2">int0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587cm" svg:height="1.27cm" svg:x="14.97cm" svg:y="10.832cm">
              <text:p text:style-name="P2">ext0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4.128cm" svg:height="1.905cm" svg:x="4.809cm" svg:y="14.642cm">
              <text:p text:style-name="P2">enthost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4.128cm" svg:height="1.905cm" svg:x="19.415cm" svg:y="5.117cm">
              <text:p text:style-name="P2">dnsserver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587cm" svg:height="1.27cm" svg:x="8.303cm" svg:y="14.96cm">
              <text:p text:style-name="P2">int0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587cm" svg:height="1.27cm" svg:x="18.462cm" svg:y="5.435cm">
              <text:p text:style-name="P2">ext0</text:p>
              <draw:enhanced-geometry svg:viewBox="0 0 21600 21600" draw:type="rectangle" draw:enhanced-path="M 0 0 L 21600 0 21600 21600 0 21600 0 0 Z N"/>
            </draw:custom-shape>
            <draw:line draw:style-name="gr6" draw:text-style-name="P4" draw:layer="layout" svg:x1="9.89cm" svg:y1="14.96cm" svg:x2="11.16cm" svg:y2="12.102cm">
              <text:p/>
            </draw:line>
            <draw:line draw:style-name="gr6" draw:text-style-name="P4" draw:layer="layout" svg:x1="16.557cm" svg:y1="10.832cm" svg:x2="18.462cm" svg:y2="6.705cm">
              <text:p/>
            </draw:line>
            <draw:frame draw:style-name="gr7" draw:text-style-name="P5" draw:layer="layout" svg:width="1.797cm" svg:height="0.878cm" svg:x="15.395cm" svg:y="7.414cm">
              <draw:text-box>
                <text:p>WAN</text:p>
              </draw:text-box>
            </draw:frame>
            <draw:frame draw:style-name="gr8" draw:text-style-name="P5" draw:layer="layout" svg:width="1.598cm" svg:height="0.878cm" svg:x="10.832cm" svg:y="14.642cm">
              <draw:text-box>
                <text:p>LAN</text:p>
              </draw:text-box>
            </draw:frame>
            <draw:frame draw:style-name="gr9" draw:text-style-name="P1" draw:layer="layout" svg:width="2.547cm" svg:height="0.645cm" svg:x="8.937cm" svg:y="16.23cm">
              <draw:text-box>
                <text:p><text:span text:style-name="T1">10.15.2.2</text:span></text:p>
              </draw:text-box>
            </draw:frame>
          </draw:g>
        </draw:g>
        <draw:custom-shape draw:style-name="gr3" draw:text-style-name="P2" draw:layer="layout" svg:width="4.128cm" svg:height="1.905cm" svg:x="11.794cm" svg:y="10.525cm">
          <text:p text:style-name="P2">firewal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.317cm" svg:y="2.5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7cm" svg:height="1.27cm" svg:x="11.16cm" svg:y="10.842cm">
          <text:p text:style-name="P2">int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7cm" svg:height="1.27cm" svg:x="14.97cm" svg:y="10.842cm">
          <text:p text:style-name="P2">ext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1.905cm" svg:x="4.809cm" svg:y="14.652cm">
          <text:p text:style-name="P2">enthos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1.905cm" svg:x="19.415cm" svg:y="5.127cm">
          <text:p text:style-name="P2">dnsser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7cm" svg:height="1.27cm" svg:x="8.303cm" svg:y="14.97cm">
          <text:p text:style-name="P2">int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7cm" svg:height="1.27cm" svg:x="18.462cm" svg:y="5.445cm">
          <text:p text:style-name="P2">ext0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62cm" svg:y1="16.557cm" svg:x2="16.557cm" svg:y2="12.112cm">
          <text:p/>
        </draw:line>
        <draw:line draw:style-name="gr6" draw:text-style-name="P4" draw:layer="layout" svg:x1="16.557cm" svg:y1="10.842cm" svg:x2="18.462cm" svg:y2="6.715cm">
          <text:p/>
        </draw:line>
        <draw:frame draw:style-name="gr7" draw:text-style-name="P5" draw:layer="layout" svg:width="1.797cm" svg:height="0.878cm" svg:x="15.395cm" svg:y="7.424cm">
          <draw:text-box>
            <text:p>WAN</text:p>
          </draw:text-box>
        </draw:frame>
        <draw:frame draw:style-name="gr8" draw:text-style-name="P5" draw:layer="layout" svg:width="1.598cm" svg:height="0.878cm" svg:x="10.832cm" svg:y="14.652cm">
          <draw:text-box>
            <text:p>LAN</text:p>
          </draw:text-box>
        </draw:frame>
        <draw:frame draw:style-name="gr9" draw:text-style-name="P1" draw:layer="layout" svg:width="2.547cm" svg:height="0.645cm" svg:x="10.835cm" svg:y="12.747cm">
          <draw:text-box>
            <text:p><text:span text:style-name="T1">10.15.2.1</text:span></text:p>
          </draw:text-box>
        </draw:frame>
        <draw:custom-shape draw:style-name="gr3" draw:text-style-name="P2" draw:layer="layout" svg:width="4.128cm" svg:height="1.905cm" svg:x="20.685cm" svg:y="8.302cm">
          <text:p text:style-name="P2">mailserv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87cm" svg:height="1.27cm" svg:x="19.733cm" svg:y="8.62cm">
          <text:p text:style-name="P3">ext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1.905cm" svg:x="20.685cm" svg:y="12.43cm">
          <text:p text:style-name="P2">webserv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9.732cm" svg:y1="13.382cm" svg:x2="16.557cm" svg:y2="11.477cm">
          <text:p/>
        </draw:line>
        <draw:custom-shape draw:style-name="gr5" draw:text-style-name="P3" draw:layer="layout" svg:width="1.587cm" svg:height="1.27cm" svg:x="19.733cm" svg:y="12.747cm">
          <text:p text:style-name="P3">ext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1.905cm" svg:x="19.097cm" svg:y="16.24cm">
          <text:p text:style-name="P2">vaul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87cm" svg:height="1.27cm" svg:x="18.462cm" svg:y="16.557cm">
          <text:p text:style-name="P3">ext0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175cm" svg:height="0.646cm" svg:x="19.415cm" svg:y="10.207cm">
          <draw:text-box>
            <text:p><text:span text:style-name="T1">192.168.0.212</text:span></text:p>
          </draw:text-box>
        </draw:frame>
        <draw:frame draw:style-name="gr10" draw:text-style-name="P7" draw:layer="layout" svg:width="3.175cm" svg:height="0.646cm" svg:x="18.78cm" svg:y="14.335cm">
          <draw:text-box>
            <text:p><text:span text:style-name="T1">192.168.0.213</text:span></text:p>
          </draw:text-box>
        </draw:frame>
        <draw:frame draw:style-name="gr10" draw:text-style-name="P7" draw:layer="layout" svg:width="3.175cm" svg:height="0.646cm" svg:x="17.192cm" svg:y="18.134cm">
          <draw:text-box>
            <text:p><text:span text:style-name="T1">192.168.0.214</text:span></text:p>
          </draw:text-box>
        </draw:frame>
        <draw:line draw:style-name="gr6" draw:text-style-name="P4" draw:layer="layout" svg:x1="19.732cm" svg:y1="9.89cm" svg:x2="16.557cm" svg:y2="10.84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1:45:16.704532677</meta:creation-date>
    <dc:date>2022-12-16T16:40:47.361513371</dc:date>
    <meta:editing-duration>PT4H46S</meta:editing-duration>
    <meta:editing-cycles>6</meta:editing-cycles>
    <meta:generator>LibreOffice/7.4.3.2$Linux_X86_64 LibreOffice_project/40$Build-2</meta:generator>
    <meta:document-statistic meta:object-count="41"/>
  </office:meta>
</office:document-meta>
</file>